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5.711cm"/>
    </style:style>
    <style:style style:name="co6" style:family="table-column">
      <style:table-column-properties fo:break-before="auto" style:column-width="2.828cm"/>
    </style:style>
    <style:style style:name="co7" style:family="table-column">
      <style:table-column-properties fo:break-before="auto" style:column-width="25.945cm"/>
    </style:style>
    <style:style style:name="co8" style:family="table-column">
      <style:table-column-properties fo:break-before="auto" style:column-width="41.947cm"/>
    </style:style>
    <style:style style:name="ro1" style:family="table-row">
      <style:table-row-properties style:row-height="0.526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56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3">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table>
      <table:table table:name="Region 2 fish species" table:style-name="ta2" table:print="false">
        <office:forms form:automatic-focus="false" form:apply-design-mode="false"/>
        <table:table-column table:style-name="co3" table:default-cell-style-name="ce3"/>
        <table:table-column table:style-name="co4" table:default-cell-style-name="ce3"/>
        <table:table-column table:style-name="co5" table:number-columns-repeated="2" table:default-cell-style-name="ce3"/>
        <table:table-column table:style-name="co6" table:number-columns-repeated="1020"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table:number-columns-repeated="1020"/>
        </table:table-row>
        <table:table-row table:style-name="ro2">
          <table:table-cell table:style-name="ce2" office:value-type="string">
            <text:p>Cyprinus carpio carpio</text:p>
          </table:table-cell>
          <table:table-cell office:value-type="string">
            <text:p>common carp</text:p>
          </table:table-cell>
          <table:table-cell office:value-type="string">
            <text:p>small animals, plants</text:p>
          </table:table-cell>
          <table:table-cell office:value-type="string">
            <text:p>stagnant or slowly flowing</text:p>
          </table:table-cell>
          <table:table-cell table:number-columns-repeated="1020"/>
        </table:table-row>
        <table:table-row table:style-name="ro2">
          <table:table-cell table:style-name="ce2" office:value-type="string">
            <text:p>Hypophthalmichthys molitrix</text:p>
          </table:table-cell>
          <table:table-cell office:value-type="string">
            <text:p>silver carp</text:p>
          </table:table-cell>
          <table:table-cell table:number-columns-repeated="1022"/>
        </table:table-row>
        <table:table-row table:style-name="ro2">
          <table:table-cell table:style-name="ce2" office:value-type="string">
            <text:p>Carassius carassius</text:p>
          </table:table-cell>
          <table:table-cell office:value-type="string">
            <text:p>crucian carp</text:p>
          </table:table-cell>
          <table:table-cell office:value-type="string">
            <text:p>Insects, small animals, plants</text:p>
          </table:table-cell>
          <table:table-cell table:number-columns-repeated="1021"/>
        </table:table-row>
        <table:table-row table:style-name="ro2">
          <table:table-cell table:style-name="ce2" office:value-type="string">
            <text:p>Ictalurus punctatus</text:p>
          </table:table-cell>
          <table:table-cell office:value-type="string">
            <text:p>channel catfish</text:p>
          </table:table-cell>
          <table:table-cell table:number-columns-repeated="1022"/>
        </table:table-row>
        <table:table-row table:style-name="ro2">
          <table:table-cell table:style-name="ce2" office:value-type="string">
            <text:p>Acipenser sturio</text:p>
          </table:table-cell>
          <table:table-cell office:value-type="string">
            <text:p>sturgeon</text:p>
          </table:table-cell>
          <table:table-cell table:number-columns-repeated="1022"/>
        </table:table-row>
        <table:table-row table:style-name="ro2">
          <table:table-cell table:style-name="ce2" office:value-type="string">
            <text:p>Acipenser ruthenus</text:p>
          </table:table-cell>
          <table:table-cell office:value-type="string">
            <text:p>sterlet</text:p>
          </table:table-cell>
          <table:table-cell table:number-columns-repeated="1022"/>
        </table:table-row>
        <table:table-row table:style-name="ro2">
          <table:table-cell table:style-name="ce2" office:value-type="string">
            <text:p>Alosa fallax</text:p>
          </table:table-cell>
          <table:table-cell office:value-type="string">
            <text:p>twaite shad</text:p>
          </table:table-cell>
          <table:table-cell table:number-columns-repeated="1022"/>
        </table:table-row>
        <table:table-row table:style-name="ro2">
          <table:table-cell table:style-name="ce2" office:value-type="string">
            <text:p>Alosa alosa</text:p>
          </table:table-cell>
          <table:table-cell office:value-type="string">
            <text:p>allis shad</text:p>
          </table:table-cell>
          <table:table-cell table:number-columns-repeated="1022"/>
        </table:table-row>
        <table:table-row table:style-name="ro2">
          <table:table-cell table:style-name="ce2" office:value-type="string">
            <text:p>Salvelinus alpinus</text:p>
          </table:table-cell>
          <table:table-cell office:value-type="string">
            <text:p>charr</text:p>
          </table:table-cell>
          <table:table-cell table:number-columns-repeated="1022"/>
        </table:table-row>
        <table:table-row table:style-name="ro2">
          <table:table-cell table:style-name="ce2" office:value-type="string">
            <text:p>Coregonus lavaretus</text:p>
          </table:table-cell>
          <table:table-cell office:value-type="string">
            <text:p>lavaret</text:p>
          </table:table-cell>
          <table:table-cell table:number-columns-repeated="1022"/>
        </table:table-row>
        <table:table-row table:style-name="ro2">
          <table:table-cell table:style-name="ce2" office:value-type="string">
            <text:p>Thymallus thymallus</text:p>
          </table:table-cell>
          <table:table-cell office:value-type="string">
            <text:p>grayling</text:p>
          </table:table-cell>
          <table:table-cell table:number-columns-repeated="1022"/>
        </table:table-row>
        <table:table-row table:style-name="ro2">
          <table:table-cell table:style-name="ce2" office:value-type="string">
            <text:p>Osmerus eperlanus</text:p>
          </table:table-cell>
          <table:table-cell office:value-type="string">
            <text:p>smelt</text:p>
          </table:table-cell>
          <table:table-cell table:number-columns-repeated="1022"/>
        </table:table-row>
        <table:table-row table:style-name="ro2">
          <table:table-cell table:style-name="ce2" office:value-type="string">
            <text:p>Rutilus rutilus</text:p>
          </table:table-cell>
          <table:table-cell office:value-type="string">
            <text:p>roach</text:p>
          </table:table-cell>
          <table:table-cell table:number-columns-repeated="1022"/>
        </table:table-row>
        <table:table-row table:style-name="ro2">
          <table:table-cell table:style-name="ce2" office:value-type="string">
            <text:p>Leucaspius delineatus</text:p>
          </table:table-cell>
          <table:table-cell office:value-type="string">
            <text:p>sunbleak</text:p>
          </table:table-cell>
          <table:table-cell table:number-columns-repeated="1022"/>
        </table:table-row>
        <table:table-row table:style-name="ro2">
          <table:table-cell table:style-name="ce2" office:value-type="string">
            <text:p>Leuciscus leuciscus</text:p>
          </table:table-cell>
          <table:table-cell office:value-type="string">
            <text:p>dace</text:p>
          </table:table-cell>
          <table:table-cell table:number-columns-repeated="1022"/>
        </table:table-row>
        <table:table-row table:style-name="ro2">
          <table:table-cell table:style-name="ce2" office:value-type="string">
            <text:p>Leuciscus idus</text:p>
          </table:table-cell>
          <table:table-cell office:value-type="string">
            <text:p>ide</text:p>
          </table:table-cell>
          <table:table-cell table:number-columns-repeated="1022"/>
        </table:table-row>
        <table:table-row table:style-name="ro2">
          <table:table-cell table:style-name="ce2" office:value-type="string">
            <text:p>Phoxinus phoxinus</text:p>
          </table:table-cell>
          <table:table-cell office:value-type="string">
            <text:p>minnow</text:p>
          </table:table-cell>
          <table:table-cell table:number-columns-repeated="1022"/>
        </table:table-row>
        <table:table-row table:style-name="ro2">
          <table:table-cell table:style-name="ce2" office:value-type="string">
            <text:p>Scardinius erythrophthalmus</text:p>
          </table:table-cell>
          <table:table-cell office:value-type="string">
            <text:p>rudd</text:p>
          </table:table-cell>
          <table:table-cell table:number-columns-repeated="1022"/>
        </table:table-row>
        <table:table-row table:style-name="ro2">
          <table:table-cell table:style-name="ce2" office:value-type="string">
            <text:p>Aspius aspius</text:p>
          </table:table-cell>
          <table:table-cell office:value-type="string">
            <text:p>asp</text:p>
          </table:table-cell>
          <table:table-cell table:number-columns-repeated="1022"/>
        </table:table-row>
        <table:table-row table:style-name="ro2">
          <table:table-cell table:style-name="ce2" office:value-type="string">
            <text:p>Chondrostoma nasus</text:p>
          </table:table-cell>
          <table:table-cell office:value-type="string">
            <text:p>common nase</text:p>
          </table:table-cell>
          <table:table-cell table:number-columns-repeated="1022"/>
        </table:table-row>
        <table:table-row table:style-name="ro2">
          <table:table-cell table:style-name="ce2" office:value-type="string">
            <text:p>Alburnus alburnus</text:p>
          </table:table-cell>
          <table:table-cell office:value-type="string">
            <text:p>bleak</text:p>
          </table:table-cell>
          <table:table-cell table:number-columns-repeated="1022"/>
        </table:table-row>
        <table:table-row table:style-name="ro2">
          <table:table-cell table:style-name="ce2" office:value-type="string">
            <text:p>Alburnoides bipunctatus</text:p>
          </table:table-cell>
          <table:table-cell office:value-type="string">
            <text:p>spirlin</text:p>
          </table:table-cell>
          <table:table-cell table:number-columns-repeated="1022"/>
        </table:table-row>
        <table:table-row table:style-name="ro2">
          <table:table-cell table:style-name="ce2" office:value-type="string">
            <text:p>Abramis bjoerkna</text:p>
          </table:table-cell>
          <table:table-cell office:value-type="string">
            <text:p>white bream</text:p>
          </table:table-cell>
          <table:table-cell table:number-columns-repeated="1022"/>
        </table:table-row>
        <table:table-row table:style-name="ro2">
          <table:table-cell table:style-name="ce2" office:value-type="string">
            <text:p>Abramis brama</text:p>
          </table:table-cell>
          <table:table-cell office:value-type="string">
            <text:p>bream</text:p>
          </table:table-cell>
          <table:table-cell table:number-columns-repeated="1022"/>
        </table:table-row>
        <table:table-row table:style-name="ro2">
          <table:table-cell table:style-name="ce2" office:value-type="string">
            <text:p>Abramis ballerus</text:p>
          </table:table-cell>
          <table:table-cell office:value-type="string">
            <text:p>blue bream</text:p>
          </table:table-cell>
          <table:table-cell table:number-columns-repeated="1022"/>
        </table:table-row>
        <table:table-row table:style-name="ro2">
          <table:table-cell table:style-name="ce2" office:value-type="string">
            <text:p>Vimba vimba</text:p>
          </table:table-cell>
          <table:table-cell office:value-type="string">
            <text:p>Vimba bream</text:p>
          </table:table-cell>
          <table:table-cell table:number-columns-repeated="1022"/>
        </table:table-row>
        <table:table-row table:style-name="ro2">
          <table:table-cell table:style-name="ce2" office:value-type="string">
            <text:p>Pelecus cultratus</text:p>
          </table:table-cell>
          <table:table-cell office:value-type="string">
            <text:p>sichel</text:p>
          </table:table-cell>
          <table:table-cell table:number-columns-repeated="1022"/>
        </table:table-row>
        <table:table-row table:style-name="ro2">
          <table:table-cell table:style-name="ce2" office:value-type="string">
            <text:p>Gobio gobio</text:p>
          </table:table-cell>
          <table:table-cell office:value-type="string">
            <text:p>gudgeon</text:p>
          </table:table-cell>
          <table:table-cell table:number-columns-repeated="1022"/>
        </table:table-row>
        <table:table-row table:style-name="ro2">
          <table:table-cell table:style-name="ce2" office:value-type="string">
            <text:p>Barbus barbus</text:p>
          </table:table-cell>
          <table:table-cell office:value-type="string">
            <text:p>barbel</text:p>
          </table:table-cell>
          <table:table-cell table:number-columns-repeated="1022"/>
        </table:table-row>
        <table:table-row table:style-name="ro2">
          <table:table-cell table:style-name="ce2" office:value-type="string">
            <text:p>Tinca tinca</text:p>
          </table:table-cell>
          <table:table-cell office:value-type="string">
            <text:p>tench</text:p>
          </table:table-cell>
          <table:table-cell table:number-columns-repeated="1022"/>
        </table:table-row>
        <table:table-row table:style-name="ro2">
          <table:table-cell table:style-name="ce2" office:value-type="string">
            <text:p>Carassius gibelio</text:p>
          </table:table-cell>
          <table:table-cell office:value-type="string">
            <text:p>Gibel carp</text:p>
          </table:table-cell>
          <table:table-cell table:number-columns-repeated="1022"/>
        </table:table-row>
        <table:table-row table:style-name="ro2">
          <table:table-cell table:style-name="ce2" office:value-type="string">
            <text:p>Rhodeus sericeus</text:p>
          </table:table-cell>
          <table:table-cell office:value-type="string">
            <text:p>bitterling</text:p>
          </table:table-cell>
          <table:table-cell table:number-columns-repeated="1022"/>
        </table:table-row>
        <table:table-row table:style-name="ro2">
          <table:table-cell table:style-name="ce2" office:value-type="string">
            <text:p>Barbatula barbatula</text:p>
          </table:table-cell>
          <table:table-cell office:value-type="string">
            <text:p>stone loach</text:p>
          </table:table-cell>
          <table:table-cell table:number-columns-repeated="1022"/>
        </table:table-row>
        <table:table-row table:style-name="ro2">
          <table:table-cell table:style-name="ce2" office:value-type="string">
            <text:p>Misgurnus fossilis</text:p>
          </table:table-cell>
          <table:table-cell office:value-type="string">
            <text:p>weatherfish</text:p>
          </table:table-cell>
          <table:table-cell table:number-columns-repeated="1022"/>
        </table:table-row>
        <table:table-row table:style-name="ro2">
          <table:table-cell table:style-name="ce2" office:value-type="string">
            <text:p>Cobotis taenia</text:p>
          </table:table-cell>
          <table:table-cell office:value-type="string">
            <text:p>spined loach</text:p>
          </table:table-cell>
          <table:table-cell table:number-columns-repeated="1022"/>
        </table:table-row>
        <table:table-row table:style-name="ro2">
          <table:table-cell table:style-name="ce2" office:value-type="string">
            <text:p>Silurus glanis</text:p>
          </table:table-cell>
          <table:table-cell office:value-type="string">
            <text:p>wels</text:p>
          </table:table-cell>
          <table:table-cell table:number-columns-repeated="1022"/>
        </table:table-row>
        <table:table-row table:style-name="ro2">
          <table:table-cell table:style-name="ce2" office:value-type="string">
            <text:p>Lota lota</text:p>
          </table:table-cell>
          <table:table-cell office:value-type="string">
            <text:p>burbot</text:p>
          </table:table-cell>
          <table:table-cell table:number-columns-repeated="1022"/>
        </table:table-row>
        <table:table-row table:style-name="ro2">
          <table:table-cell table:style-name="ce2" office:value-type="string">
            <text:p>Aphanius fasciatus</text:p>
          </table:table-cell>
          <table:table-cell office:value-type="string">
            <text:p>Mediterranean killifish</text:p>
          </table:table-cell>
          <table:table-cell table:number-columns-repeated="1022"/>
        </table:table-row>
        <table:table-row table:style-name="ro2">
          <table:table-cell table:style-name="ce2" office:value-type="string">
            <text:p>Perca fluviatilis</text:p>
          </table:table-cell>
          <table:table-cell office:value-type="string">
            <text:p>perch</text:p>
          </table:table-cell>
          <table:table-cell table:number-columns-repeated="1022"/>
        </table:table-row>
        <table:table-row table:style-name="ro2">
          <table:table-cell table:style-name="ce2" office:value-type="string">
            <text:p>Gymnocephalus</text:p>
          </table:table-cell>
          <table:table-cell office:value-type="string">
            <text:p>ruffe</text:p>
          </table:table-cell>
          <table:table-cell table:number-columns-repeated="1022"/>
        </table:table-row>
        <table:table-row table:style-name="ro2">
          <table:table-cell table:style-name="ce2" office:value-type="string">
            <text:p>Cottus gobio</text:p>
          </table:table-cell>
          <table:table-cell office:value-type="string">
            <text:p>bullhead</text:p>
          </table:table-cell>
          <table:table-cell table:number-columns-repeated="1022"/>
        </table:table-row>
        <table:table-row table:style-name="ro2">
          <table:table-cell table:style-name="ce2" office:value-type="string">
            <text:p>Platichthys flesus</text:p>
          </table:table-cell>
          <table:table-cell office:value-type="string">
            <text:p>flounder</text:p>
          </table:table-cell>
          <table:table-cell table:number-columns-repeated="1022"/>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4">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4" table:number-rows-repeated="1048481">
          <table:table-cell table:number-columns-repeated="1024"/>
        </table:table-row>
        <table:table-row table:style-name="ro4">
          <table:table-cell table:number-columns-repeated="1024"/>
        </table:table-row>
      </table:table>
      <table:table table:name="Region 2 shellfish" table:style-name="ta1" table:print="false">
        <office:forms form:automatic-focus="false" form:apply-design-mode="false"/>
        <table:table-column table:style-name="co2" table:default-cell-style-name="Default"/>
        <table:table-row table:style-name="ro5">
          <table:table-cell/>
        </table:table-row>
      </table:table>
      <table:table table:name="Region 2 halofytes" table:style-name="ta1" table:print="false">
        <office:forms form:automatic-focus="false" form:apply-design-mode="false"/>
        <table:table-column table:style-name="co2" table:default-cell-style-name="Default"/>
        <table:table-row table:style-name="ro5">
          <table:table-cell/>
        </table:table-row>
      </table:table>
      <table:table table:name="Region 2 notes" table:style-name="ta1" table:print="false">
        <office:forms form:automatic-focus="false" form:apply-design-mode="false"/>
        <table:table-column table:style-name="co7"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table-cell office:value-type="string">
            <text:p>Petromyzon marinus (sea lamprey), Lampetra fluviatilis (lampern), Lampetra planeri (brook lamprey) were removed.</text:p>
          </table:table-cell>
          <table:table-cell table:number-columns-repeated="1023"/>
        </table:table-row>
        <table:table-row table:style-name="ro2">
          <table:table-cell office:value-type="string">
            <text:p>This, as they are parasitic (they feed on other fish in your pond). Using these fish would thus give problems and also be inefficient.</text:p>
          </table:table-cell>
          <table:table-cell table:number-columns-repeated="1023"/>
        </table:table-row>
        <table:table-row table:style-name="ro2">
          <table:table-cell table:number-columns-repeated="1024"/>
        </table:table-row>
        <table:table-row table:style-name="ro1">
          <table:table-cell office:value-type="string">
            <text:p>More information (from<text:a xlink:href="http://www.sportvisserijnederland.nl/vis-water/vissoorten/"> this website</text:a>) was added.</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2 references on origin" table:style-name="ta1" table:print="false">
        <office:forms form:automatic-focus="false" form:apply-design-mode="false"/>
        <table:table-column table:style-name="co8"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yprinus carpio carpio native to Eastern Europe (notably the Danube and Volga Rivers)</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Petromyzon marinus native to Scandinavia to the Mediterranean Sea</text:p>
          </table:table-cell>
          <table:table-cell table:number-columns-repeated="1023"/>
        </table:table-row>
        <table:table-row table:style-name="ro2">
          <table:table-cell office:value-type="string">
            <text:p>Lampetra fluviatilis native to North Sea to west of the Mediterranean Sea</text:p>
          </table:table-cell>
          <table:table-cell table:number-columns-repeated="1023"/>
        </table:table-row>
        <table:table-row table:style-name="ro2">
          <table:table-cell office:value-type="string">
            <text:p>Lampetra planeri native to Celtic Sea to Baltic Sea and western Italy</text:p>
          </table:table-cell>
          <table:table-cell table:number-columns-repeated="1023"/>
        </table:table-row>
        <table:table-row table:style-name="ro2">
          <table:table-cell office:value-type="string">
            <text:p>Acipenser sturio native to North Sea to Baltic Sea</text:p>
          </table:table-cell>
          <table:table-cell table:number-columns-repeated="1023"/>
        </table:table-row>
        <table:table-row table:style-name="ro2">
          <table:table-cell office:value-type="string">
            <text:p>Acipenser ruthenus native to Black Sea and Caspian Sea to Siberia and East Siberian Sea</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Salvelinus alpinus native to Norwegian Sea, Barents Sea, North Sea and the rivers of the Alps</text:p>
          </table:table-cell>
          <table:table-cell table:number-columns-repeated="1023"/>
        </table:table-row>
        <table:table-row table:style-name="ro2">
          <table:table-cell office:value-type="string">
            <text:p>Coregonus lavaretus native to North Sea, Baltic Sea, Norwegian Sea</text:p>
          </table:table-cell>
          <table:table-cell table:number-columns-repeated="1023"/>
        </table:table-row>
        <table:table-row table:style-name="ro2">
          <table:table-cell office:value-type="string">
            <text:p>Thymallus thymallus native to Baltic Sea, Celtic Sea, rivers of central to northeastern Europe</text:p>
          </table:table-cell>
          <table:table-cell table:number-columns-repeated="1023"/>
        </table:table-row>
        <table:table-row table:style-name="ro2">
          <table:table-cell office:value-type="string">
            <text:p>Osmerus eperlanus native to North Sea, Celtic Sea, Baltic Sea,</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Leucaspius delineatus native to Baltic Sea, Black Sea, North Sea to rivers of western Russia</text:p>
          </table:table-cell>
          <table:table-cell table:number-columns-repeated="1023"/>
        </table:table-row>
        <table:table-row table:style-name="ro2">
          <table:table-cell office:value-type="string">
            <text:p>Leuciscus leuciscus native to North Sea, Celtic Sea, Baltic Sea, Black Sea, to just above the Mediterranean Sea</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Phoxinus phoxinus native to North Sea, Celtic Sea, Baltic Sea, Mediterranean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Rhodeus sericeus native to North Sea, Celtic Sea, Black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20/11/2017</text:date>, <text:time>14:49:2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0T14:49:27.76</dc:date>
    <dc:creator>Lutjens </dc:creator>
    <meta:editing-duration>PT1H34M14S</meta:editing-duration>
    <meta:editing-cycles>12</meta:editing-cycles>
    <meta:document-statistic meta:table-count="6" meta:cell-count="167" meta:object-count="0"/>
  </office:meta>
</office:document-meta>
</file>